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28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2.4866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4307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1.139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0.778in"/>
    </style:style>
    <style:style style:name="co14" style:family="table-column">
      <style:table-column-properties fo:break-before="auto" style:column-width="0.9445in"/>
    </style:style>
    <style:style style:name="co15" style:family="table-column">
      <style:table-column-properties fo:break-before="auto" style:column-width="0.9583in"/>
    </style:style>
    <style:style style:name="co16" style:family="table-column">
      <style:table-column-properties fo:break-before="auto" style:column-width="0.8055in"/>
    </style:style>
    <style:style style:name="co17" style:family="table-column">
      <style:table-column-properties fo:break-before="auto" style:column-width="1.7917in"/>
    </style:style>
    <style:style style:name="co18" style:family="table-column">
      <style:table-column-properties fo:break-before="auto" style:column-width="0.9307in"/>
    </style:style>
    <style:style style:name="co19" style:family="table-column">
      <style:table-column-properties fo:break-before="auto" style:column-width="1.0555in"/>
    </style:style>
    <style:style style:name="co20" style:family="table-column">
      <style:table-column-properties fo:break-before="auto" style:column-width="1.8335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1.1807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138in"/>
    </style:style>
    <style:style style:name="co25" style:family="table-column">
      <style:table-column-properties fo:break-before="auto" style:column-width="0.9028in"/>
    </style:style>
    <style:style style:name="co26" style:family="table-column">
      <style:table-column-properties fo:break-before="auto" style:column-width="1.0417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6563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Monthly_20_-_20_ManualOct_20__28_Local_29_">
      <style:table-properties table:display="true" style:writing-mode="lr-tb" tableooo:tab-color="#ffcc00"/>
    </style:style>
    <number:number-style style:name="N5003" number:language="en" number:country="US">
      <number:number number:decimal-places="0" number:min-integer-digits="1" number:grouping="true"/>
    </number:number-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Normal_20_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Normal_20_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Normal_20_5" style:data-style-name="N13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5" style:data-style-name="N13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Normal_20_5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5" style:data-style-name="N13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5" style:data-style-name="N5003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Normal_20_5">
      <style:table-cell-properties style:cell-protect="protected" style:print-content="true" fo:background-color="transparent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5" style:data-style-name="N5004">
      <style:table-cell-properties style:cell-protect="protected" style:print-content="true" fo:background-color="transparent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20_5" style:data-style-name="N5003">
      <style:table-cell-properties style:cell-protect="protected" style:print-content="true" fo:background-color="transparent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1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lt;26" style:apply-style-name="ConditionalStyle_5f_5" style:base-cell-address="'Monthly - ManualOct (Local)'.A1"/>
    </style:style>
    <style:style style:name="ce22" style:family="table-cell" style:parent-style-name="Normal_20_5" style:data-style-name="N5003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" style:family="table-cell" style:parent-style-name="Normal_20_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Normal_20_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70" style:apply-style-name="ConditionalStyle_5f_4" style:base-cell-address="'Monthly - ManualOct (Local)'.A1"/>
    </style:style>
    <style:style style:name="ce29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70" style:apply-style-name="ConditionalStyle_5f_4" style:base-cell-address="'Monthly - ManualOct (Local)'.A1"/>
    </style:style>
    <style:style style:name="ce30" style:family="table-cell" style:parent-style-name="Normal_20_5" style:data-style-name="N135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70" style:apply-style-name="ConditionalStyle_5f_1" style:base-cell-address="'Monthly - ManualOct (Local)'.A1"/>
    </style:style>
    <style:style style:name="ce32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70" style:apply-style-name="ConditionalStyle_5f_2" style:base-cell-address="'Monthly - ManualOct (Local)'.A1"/>
    </style:style>
    <style:style style:name="ce33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70" style:apply-style-name="ConditionalStyle_5f_3" style:base-cell-address="'Monthly - ManualOct (Local)'.A1"/>
    </style:style>
    <style:style style:name="ce34" style:family="table-cell" style:parent-style-name="Normal_20_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ConditionalStyle_5f_6" style:base-cell-address="'Monthly - ManualOct (Local)'.A1"/>
    </style:style>
    <style:style style:name="ce35" style:family="table-cell" style:parent-style-name="Normal_20_5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5">
      <style:table-cell-properties fo:background-color="#ffcc0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Normal_20_5">
      <style:table-cell-properties fo:background-color="#ffcc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Normal_20_5" style:data-style-name="N5003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Normal_20_5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Normal_20_5" style:data-style-name="N500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20_5">
      <style:table-cell-properties fo:background-color="#ffff0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5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Excel_20_Built-in_20_Percent" style:data-style-name="N136">
      <style:table-cell-properties fo:background-color="#ffff0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Normal_20_5" style:data-style-name="N5010">
      <style:table-cell-properties fo:background-color="#ffff0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Normal_20_5">
      <style:table-cell-properties fo:background-color="#ffff99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Normal_20_5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Normal_20_5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20_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Normal_20_5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Normal_20_5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nthly - ManualOct (Local)" table:style-name="ta1" table:print-ranges="'Monthly - ManualOct (Local)'.A1:'Monthly - ManualOct (Local)'.BO1325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10"/>
        <table:table-column table:style-name="co7" table:default-cell-style-name="ce10"/>
        <table:table-column table:style-name="co8" table:default-cell-style-name="ce16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3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2" table:default-cell-style-name="ce5"/>
        <table:table-column table:style-name="co10" table:default-cell-style-name="ce5"/>
        <table:table-column table:style-name="co15" table:default-cell-style-name="ce5"/>
        <table:table-column table:style-name="co12" table:default-cell-style-name="ce5"/>
        <table:table-column table:style-name="co10" table:default-cell-style-name="ce5"/>
        <table:table-column table:style-name="co15" table:default-cell-style-name="ce5"/>
        <table:table-column table:style-name="co12" table:default-cell-style-name="ce5"/>
        <table:table-column table:style-name="co10" table:default-cell-style-name="ce5"/>
        <table:table-column table:style-name="co16" table:default-cell-style-name="ce5"/>
        <table:table-column table:style-name="co14" table:default-cell-style-name="ce5"/>
        <table:table-column table:style-name="co12" table:default-cell-style-name="ce5"/>
        <table:table-column table:style-name="co10" table:default-cell-style-name="ce5"/>
        <table:table-column table:style-name="co16" table:default-cell-style-name="ce5"/>
        <table:table-column table:style-name="co12" table:default-cell-style-name="ce5"/>
        <table:table-column table:style-name="co10" table:default-cell-style-name="ce5"/>
        <table:table-column table:style-name="co16" table:default-cell-style-name="ce5"/>
        <table:table-column table:style-name="co12" table:default-cell-style-name="ce5"/>
        <table:table-column table:style-name="co10" table:default-cell-style-name="ce5"/>
        <table:table-column table:style-name="co16" table:default-cell-style-name="ce5"/>
        <table:table-column table:style-name="co12" table:default-cell-style-name="ce5"/>
        <table:table-column table:style-name="co2" table:default-cell-style-name="ce5"/>
        <table:table-column table:style-name="co17" table:default-cell-style-name="ce5"/>
        <table:table-column table:style-name="co18" table:default-cell-style-name="ce5"/>
        <table:table-column table:style-name="co15" table:number-columns-repeated="2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1" table:default-cell-style-name="ce5"/>
        <table:table-column table:style-name="co23" table:default-cell-style-name="ce5"/>
        <table:table-column table:style-name="co15" table:default-cell-style-name="ce5"/>
        <table:table-column table:style-name="co24" table:default-cell-style-name="ce5"/>
        <table:table-column table:style-name="co25" table:default-cell-style-name="ce5"/>
        <table:table-column table:style-name="co23" table:default-cell-style-name="ce5"/>
        <table:table-column table:style-name="co11" table:default-cell-style-name="ce5"/>
        <table:table-column table:style-name="co26" table:default-cell-style-name="ce5"/>
        <table:table-column table:style-name="co23" table:number-columns-repeated="4" table:default-cell-style-name="ce5"/>
        <table:table-column table:style-name="co11" table:default-cell-style-name="ce5"/>
        <table:table-column table:style-name="co27" table:number-columns-repeated="957" table:default-cell-style-name="ce50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</text:p>
          </table:table-cell>
          <table:table-cell table:number-columns-repeated="5"/>
          <table:table-cell table:style-name="ce13"/>
          <table:table-cell table:style-name="ce17"/>
          <table:table-cell/>
          <table:table-cell table:style-name="ce20"/>
          <table:table-cell table:style-name="ce22" table:number-columns-repeated="2"/>
          <table:table-cell table:style-name="ce23" table:number-columns-repeated="3"/>
          <table:table-cell table:style-name="ce20"/>
          <table:table-cell table:style-name="ce24"/>
          <table:table-cell table:style-name="ce20"/>
          <table:table-cell table:style-name="ce24"/>
          <table:table-cell table:number-columns-repeated="2"/>
          <table:table-cell table:style-name="ce27" office:value-type="string">
            <text:p>PAYROLL SHEET OCTOBER 2014</text:p>
          </table:table-cell>
          <table:table-cell table:style-name="ce24"/>
          <table:table-cell table:number-columns-repeated="9"/>
          <table:table-cell table:style-name="ce24"/>
          <table:table-cell table:number-columns-repeated="19"/>
          <table:table-cell table:style-name="ce39" table:number-columns-repeated="2"/>
          <table:table-cell table:style-name="ce42"/>
          <table:table-cell/>
          <table:table-cell table:style-name="ce45"/>
          <table:table-cell table:number-columns-repeated="8"/>
          <table:table-cell table:style-name="ce13"/>
          <table:table-cell table:number-columns-repeated="958"/>
        </table:table-row>
        <table:table-row table:style-name="ro3">
          <table:table-cell table:number-columns-repeated="6"/>
          <table:table-cell table:style-name="ce13"/>
          <table:table-cell table:style-name="ce18"/>
          <table:table-cell/>
          <table:table-cell table:style-name="ce20"/>
          <table:table-cell table:number-columns-repeated="5"/>
          <table:table-cell table:style-name="ce20"/>
          <table:table-cell table:style-name="ce25"/>
          <table:table-cell table:style-name="ce20"/>
          <table:table-cell table:style-name="ce25"/>
          <table:table-cell table:number-columns-repeated="2"/>
          <table:table-cell table:style-name="ce27" office:value-type="string">
            <text:p>HVL PERMANENT STAFF</text:p>
          </table:table-cell>
          <table:table-cell table:style-name="ce25"/>
          <table:table-cell table:number-columns-repeated="9"/>
          <table:table-cell table:style-name="ce25"/>
          <table:table-cell table:number-columns-repeated="18"/>
          <table:table-cell table:style-name="ce36" table:number-columns-repeated="2"/>
          <table:table-cell table:style-name="ce39"/>
          <table:table-cell table:style-name="ce13"/>
          <table:table-cell table:number-columns-repeated="9"/>
          <table:table-cell table:style-name="ce39"/>
          <table:table-cell table:number-columns-repeated="959"/>
        </table:table-row>
        <table:table-row table:style-name="ro3">
          <table:table-cell table:number-columns-repeated="6"/>
          <table:table-cell table:style-name="ce13" table:number-columns-repeated="61"/>
          <table:table-cell table:number-columns-repeated="957"/>
        </table:table-row>
        <table:table-row table:style-name="ro1">
          <table:table-cell table:style-name="ce3"/>
          <table:table-cell table:style-name="ce6" table:number-columns-repeated="2"/>
          <table:table-cell table:style-name="ce8"/>
          <table:table-cell table:style-name="ce6"/>
          <table:table-cell table:style-name="ce11"/>
          <table:table-cell table:style-name="ce14" table:number-columns-repeated="26"/>
          <table:table-cell table:style-name="ce30" table:number-columns-repeated="12"/>
          <table:table-cell table:style-name="ce14" table:number-columns-repeated="23"/>
          <table:table-cell table:style-name="ce51" table:number-columns-repeated="957"/>
        </table:table-row>
        <table:table-header-rows>
          <table:table-row table:style-name="ro4">
            <table:table-cell table:style-name="ce4" office:value-type="string">
              <text:p>No.</text:p>
            </table:table-cell>
            <table:table-cell table:style-name="ce4" office:value-type="string">
              <text:p>Personnel </text:p>
              <text:p>ID Number</text:p>
            </table:table-cell>
            <table:table-cell table:style-name="ce4" office:value-type="string">
              <text:p>Cost </text:p>
              <text:p>Center</text:p>
            </table:table-cell>
            <table:table-cell table:style-name="ce4" office:value-type="string">
              <text:p>Hay </text:p>
              <text:p>Grade</text:p>
            </table:table-cell>
            <table:table-cell table:style-name="ce4" office:value-type="string">
              <text:p>Name</text:p>
            </table:table-cell>
            <table:table-cell table:style-name="ce12" office:value-type="string">
              <text:p>Date </text:p>
              <text:p>of</text:p>
              <text:p><text:s/>joining</text:p>
            </table:table-cell>
            <table:table-cell table:style-name="ce4" office:value-type="string">
              <text:p>Monthly Gross Salary (for all local staff)</text:p>
            </table:table-cell>
            <table:table-cell table:style-name="ce19" office:value-type="string">
              <text:p>Monthly Gross Salary (for Sales Staff)</text:p>
            </table:table-cell>
            <table:table-cell table:style-name="ce4" office:value-type="string">
              <text:p>Hon Chong Location allowance</text:p>
              <text:p><text:s/>(for Haygrade 13 and above)</text:p>
            </table:table-cell>
            <table:table-cell table:style-name="ce4" office:value-type="string" table:number-columns-spanned="2" table:number-rows-spanned="1">
              <text:p>Working days</text:p>
            </table:table-cell>
            <table:covered-table-cell table:style-name="ce4"/>
            <table:table-cell table:style-name="ce4" office:value-type="string" table:number-columns-spanned="2" table:number-rows-spanned="1">
              <text:p>Maternity leave/ Atanatal leave</text:p>
              <text:p>( 9118, V115, V116,V114 )</text:p>
            </table:table-cell>
            <table:covered-table-cell table:style-name="ce4"/>
            <table:table-cell table:style-name="ce4" office:value-type="string" table:number-columns-spanned="2" table:number-rows-spanned="1">
              <text:p>Recovery leave after maternity leave</text:p>
              <text:p>(V128,V129)</text:p>
            </table:table-cell>
            <table:covered-table-cell table:style-name="ce4"/>
            <table:table-cell table:style-name="ce4" office:value-type="string" table:number-columns-spanned="2" table:number-rows-spanned="1">
              <text:p>Sickness leave/ Risky accident leave</text:p>
              <text:p>(9115, V112, V111)</text:p>
            </table:table-cell>
            <table:covered-table-cell table:style-name="ce4"/>
            <table:table-cell table:style-name="ce4" office:value-type="string" table:number-columns-spanned="2" table:number-rows-spanned="1">
              <text:p>Children care leave</text:p>
              <text:p>(V118)</text:p>
            </table:table-cell>
            <table:covered-table-cell table:style-name="ce4"/>
            <table:table-cell table:style-name="ce4" office:value-type="string">
              <text:p>1 time allowance (2 months of min wage)</text:p>
            </table:table-cell>
            <table:table-cell table:style-name="ce4" office:value-type="string" table:number-columns-spanned="2" table:number-rows-spanned="1">
              <text:p>Labour accident leave days</text:p>
              <text:p>( 9116 )</text:p>
            </table:table-cell>
            <table:covered-table-cell table:style-name="ce4"/>
            <table:table-cell table:style-name="ce4" office:value-type="string">
              <text:p>Unpaid leave days</text:p>
            </table:table-cell>
            <table:table-cell table:style-name="ce4" office:value-type="string" table:number-columns-spanned="3" table:number-rows-spanned="1">
              <text:p>Overtime on working days</text:p>
              <text:p>(9311)</text:p>
            </table:table-cell>
            <table:covered-table-cell table:style-name="ce4"/>
            <table:covered-table-cell table:style-name="ce29"/>
            <table:table-cell table:style-name="ce4" office:value-type="string" table:number-columns-spanned="3" table:number-rows-spanned="1">
              <text:p>Overtime on rest days</text:p>
              <text:p>(9312)</text:p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Overtime on Tet and other public holidays</text:p>
              <text:p>(9313)</text:p>
            </table:table-cell>
            <table:covered-table-cell table:number-columns-repeated="2" table:style-name="ce4"/>
            <table:table-cell table:style-name="ce4" office:value-type="string">
              <text:p>Counting Nightshift</text:p>
            </table:table-cell>
            <table:table-cell table:style-name="ce4" office:value-type="string" table:number-columns-spanned="3" table:number-rows-spanned="1">
              <text:p>Overtime during nightshift on working days</text:p>
              <text:p/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Overtime during nightshift on rest days</text:p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Overtime during nightshift on Tet and other public holidays</text:p>
            </table:table-cell>
            <table:covered-table-cell table:number-columns-repeated="2" table:style-name="ce4"/>
            <table:table-cell table:style-name="ce4" office:value-type="string" table:number-columns-spanned="2" table:number-rows-spanned="1">
              <text:p>Night shift allowance</text:p>
              <text:p>(35%, 30%)</text:p>
              <text:p>(9318,9319)</text:p>
            </table:table-cell>
            <table:covered-table-cell table:style-name="ce4"/>
            <table:table-cell table:style-name="ce4" office:value-type="string">
              <text:p>Taxable allowances (gas, maternity provided by company, Tet and holidays bonus, annual leave, YKM, tenure, etc...)</text:p>
            </table:table-cell>
            <table:table-cell table:style-name="ce4" office:value-type="string">
              <text:p>Long service awards</text:p>
            </table:table-cell>
            <table:table-cell table:style-name="ce4" office:value-type="string">
              <text:p>Sales Incentive</text:p>
            </table:table-cell>
            <table:table-cell table:style-name="ce4" office:value-type="string">
              <text:p>Performance Incentive</text:p>
            </table:table-cell>
            <table:table-cell table:style-name="ce4" office:value-type="string">
              <text:p>Taxable retro/adjustment salary</text:p>
            </table:table-cell>
            <table:table-cell table:style-name="ce4" office:value-type="string">
              <text:p>Meal Allowance (the&gt;680.000 VND amount)</text:p>
            </table:table-cell>
            <table:table-cell table:style-name="ce4" office:value-type="string">
              <text:p>Other non taxable income (Hazardous Allowance, Meal Allowance if &lt;=680.000đ, Severance Allowance, Gas), non-taxable retro salary…</text:p>
            </table:table-cell>
            <table:table-cell table:style-name="ce37" office:value-type="string">
              <text:p>Total Income</text:p>
            </table:table-cell>
            <table:table-cell table:style-name="ce4" office:value-type="string">
              <text:p>Total taxable income</text:p>
            </table:table-cell>
            <table:table-cell table:style-name="ce4" office:value-type="string">
              <text:p>Number of dependants</text:p>
            </table:table-cell>
            <table:table-cell table:style-name="ce4" office:value-type="string">
              <text:p>Total Gross up for PIT</text:p>
            </table:table-cell>
            <table:table-cell table:style-name="ce43" office:value-type="string">
              <text:p>Personal Income Tax</text:p>
            </table:table-cell>
            <table:table-cell table:style-name="ce43" office:value-type="string">
              <text:p>Social Insurance contribution</text:p>
            </table:table-cell>
            <table:table-cell table:style-name="ce43" office:value-type="string">
              <text:p>Health Insurance contribution</text:p>
            </table:table-cell>
            <table:table-cell table:style-name="ce43" office:value-type="string">
              <text:p>Unemployment Insurance contribution</text:p>
            </table:table-cell>
            <table:table-cell table:style-name="ce37" office:value-type="string">
              <text:p>Total Income after deduction according to law</text:p>
            </table:table-cell>
            <table:table-cell table:style-name="ce48" office:value-type="string">
              <text:p>Other deduction (Debit note, additional compulsory insurance)</text:p>
            </table:table-cell>
            <table:table-cell table:style-name="ce48" office:value-type="string">
              <text:p>AON deduction</text:p>
            </table:table-cell>
            <table:table-cell table:style-name="ce48" office:value-type="string">
              <text:p>Trade Union deduction</text:p>
            </table:table-cell>
            <table:table-cell table:style-name="ce4" office:value-type="string" table:number-columns-spanned="3" table:number-rows-spanned="1">
              <text:p>Quyết toán thuế năm (PIT finalization)</text:p>
            </table:table-cell>
            <table:covered-table-cell table:number-columns-repeated="2" table:style-name="ce4"/>
            <table:table-cell table:style-name="ce37" office:value-type="string">
              <text:p>Take Home</text:p>
            </table:table-cell>
            <table:table-cell table:style-name="ce52" table:number-columns-repeated="957"/>
          </table:table-row>
          <table:table-row table:style-name="ro4">
            <table:table-cell table:style-name="ce4" office:value-type="string">
              <text:p>Stt</text:p>
            </table:table-cell>
            <table:table-cell table:style-name="ce4" office:value-type="string">
              <text:p>MSNV</text:p>
            </table:table-cell>
            <table:table-cell table:style-name="ce4"/>
            <table:table-cell table:style-name="ce4" office:value-type="string">
              <text:p>Bậc</text:p>
            </table:table-cell>
            <table:table-cell table:style-name="ce4" office:value-type="string">
              <text:p>Họ Tên</text:p>
            </table:table-cell>
            <table:table-cell table:style-name="ce12" office:value-type="string">
              <text:p>Ngày vào làm việc</text:p>
            </table:table-cell>
            <table:table-cell table:style-name="ce4" office:value-type="string">
              <text:p>Lương gộp hàng tháng (A) (dành cho toàn thể nhân viên)</text:p>
            </table:table-cell>
            <table:table-cell table:style-name="ce19" office:value-type="string">
              <text:p>Lương gộp hàng tháng (B) (dành cho nhân viên Sales)</text:p>
            </table:table-cell>
            <table:table-cell table:style-name="ce4" office:value-type="string">
              <text:p>Trợ cấp khu vực Hòn Chông</text:p>
              <text:p><text:s/>(dành cho bậc 13 trở lên)</text:p>
            </table:table-cell>
            <table:table-cell table:style-name="ce4" office:value-type="string" table:number-columns-spanned="2" table:number-rows-spanned="1">
              <text:p>Số ngày làm việc trong tháng</text:p>
            </table:table-cell>
            <table:covered-table-cell table:style-name="ce4"/>
            <table:table-cell table:style-name="ce4" office:value-type="string" table:number-columns-spanned="2" table:number-rows-spanned="1">
              <text:p>Nghỉ thai sản</text:p>
            </table:table-cell>
            <table:covered-table-cell table:style-name="ce4"/>
            <table:table-cell table:style-name="ce4" office:value-type="string" table:number-columns-spanned="2" table:number-rows-spanned="1">
              <text:p>Nghỉ dưỡng sức sau sinh</text:p>
            </table:table-cell>
            <table:covered-table-cell table:style-name="ce4"/>
            <table:table-cell table:style-name="ce4" office:value-type="string" table:number-columns-spanned="2" table:number-rows-spanned="1">
              <text:p>Nghỉ bệnh</text:p>
            </table:table-cell>
            <table:covered-table-cell table:style-name="ce4"/>
            <table:table-cell table:style-name="ce4" office:value-type="string" table:number-columns-spanned="2" table:number-rows-spanned="1">
              <text:p>Nghỉ con bệnh</text:p>
            </table:table-cell>
            <table:covered-table-cell table:style-name="ce4"/>
            <table:table-cell table:style-name="ce4" office:value-type="string">
              <text:p>Trợ cấp 1 lần (2 tháng lương tối thiểu chung)</text:p>
            </table:table-cell>
            <table:table-cell table:style-name="ce4" office:value-type="string" table:number-columns-spanned="2" table:number-rows-spanned="1">
              <text:p>Nghỉ do TNLĐ</text:p>
            </table:table-cell>
            <table:covered-table-cell table:style-name="ce4"/>
            <table:table-cell table:style-name="ce4" office:value-type="string">
              <text:p>Số ngày nghỉ không lương</text:p>
            </table:table-cell>
            <table:table-cell table:style-name="ce4" office:value-type="string" table:number-columns-spanned="3" table:number-rows-spanned="1">
              <text:p>Số giờ làm thêm ngày thường</text:p>
            </table:table-cell>
            <table:covered-table-cell table:style-name="ce4"/>
            <table:covered-table-cell table:style-name="ce29"/>
            <table:table-cell table:style-name="ce4" office:value-type="string" table:number-columns-spanned="3" table:number-rows-spanned="1">
              <text:p>Số giờ làm thêm ngày nghỉ hàng tuần</text:p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Số giờ làm thêm ngày lễ, tết</text:p>
            </table:table-cell>
            <table:covered-table-cell table:number-columns-repeated="2" table:style-name="ce4"/>
            <table:table-cell table:style-name="ce4" office:value-type="string">
              <text:p>Số lần làm đêm</text:p>
            </table:table-cell>
            <table:table-cell table:style-name="ce4" office:value-type="string" table:number-columns-spanned="3" table:number-rows-spanned="1">
              <text:p>Số giờ làm thêm ban đêm ngày thường</text:p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Số giờ làm thêm ban đêm ngày nghỉ hàng tuần</text:p>
            </table:table-cell>
            <table:covered-table-cell table:number-columns-repeated="2" table:style-name="ce4"/>
            <table:table-cell table:style-name="ce4" office:value-type="string" table:number-columns-spanned="3" table:number-rows-spanned="1">
              <text:p>Số giờ làm thêm ban đêm ngày lễ, tết</text:p>
            </table:table-cell>
            <table:covered-table-cell table:number-columns-repeated="2" table:style-name="ce4"/>
            <table:table-cell table:style-name="ce4" office:value-type="string" table:number-columns-spanned="2" table:number-rows-spanned="1">
              <text:p>Trợ cấp làm đêm</text:p>
            </table:table-cell>
            <table:covered-table-cell table:style-name="ce4"/>
            <table:table-cell table:style-name="ce4" office:value-type="string">
              <text:p>Trợ cấp xăng, thai sản do cty hỗ trợ, Lễ Tết, <text:s/>thưởng phép, ý kiến mới, thâm niên,…</text:p>
            </table:table-cell>
            <table:table-cell table:style-name="ce4" office:value-type="string">
              <text:p>Thưởng làm việc lâu năm (10,15,20 năm,…)</text:p>
            </table:table-cell>
            <table:table-cell table:style-name="ce4" office:value-type="string">
              <text:p>Thưởng doanh thu</text:p>
            </table:table-cell>
            <table:table-cell table:style-name="ce4" office:value-type="string">
              <text:p>Thưởng hiệu quả công tác</text:p>
            </table:table-cell>
            <table:table-cell table:style-name="ce4" office:value-type="string">
              <text:p>Lương điều chỉnh bổ sung chịu thuế</text:p>
            </table:table-cell>
            <table:table-cell table:style-name="ce4" office:value-type="string">
              <text:p>Trợ cấp bữa ăn (phần&gt;680.000 đồng)</text:p>
            </table:table-cell>
            <table:table-cell table:style-name="ce4" office:value-type="string">
              <text:p>Phụ cấp độc hại, trợ cấp bữa ăn (nếu &lt;=680.000 đồng), trợ cấp thôi việc, xăng, lương điều chỉnh bổ sung không chịu thuế,…</text:p>
            </table:table-cell>
            <table:table-cell table:style-name="ce37" office:value-type="string">
              <text:p>Tổng thu nhập trong tháng</text:p>
            </table:table-cell>
            <table:table-cell table:style-name="ce4" office:value-type="string">
              <text:p>Tổng thu nhập chịu thuế trong tháng</text:p>
            </table:table-cell>
            <table:table-cell table:style-name="ce4" office:value-type="string">
              <text:p>Số người phụ thuộc</text:p>
            </table:table-cell>
            <table:table-cell table:style-name="ce4" office:value-type="string">
              <text:p>Tổng thu nhập tính thuế trong tháng</text:p>
            </table:table-cell>
            <table:table-cell table:style-name="ce43" office:value-type="string">
              <text:p>Thuế thu nhập cá nhân phải nộp</text:p>
            </table:table-cell>
            <table:table-cell table:style-name="ce46" office:value-type="string">
              <text:p>Mức đóng Bảo hiểm xã hội</text:p>
            </table:table-cell>
            <table:table-cell table:style-name="ce43" office:value-type="string">
              <text:p>Mức đóng Bảo hiểm y tế</text:p>
            </table:table-cell>
            <table:table-cell table:style-name="ce43" office:value-type="string">
              <text:p>Mức đóng Bảo hiểm thât nghiệp</text:p>
            </table:table-cell>
            <table:table-cell table:style-name="ce37" office:value-type="string">
              <text:p>Tổng thu nhập sau khi giảm trừ theo luật định </text:p>
            </table:table-cell>
            <table:table-cell table:style-name="ce48" office:value-type="string">
              <text:p>Các khoản giảm trừ khác</text:p>
            </table:table-cell>
            <table:table-cell table:style-name="ce48" office:value-type="string">
              <text:p>Trừ phí BH AON cho người nhà</text:p>
            </table:table-cell>
            <table:table-cell table:style-name="ce48" office:value-type="string">
              <text:p>Trừ phí công đoàn</text:p>
            </table:table-cell>
            <table:table-cell table:style-name="ce4" office:value-type="string">
              <text:p>Annual paid PIT (Tổng thuế TNCN đã nộp trong năm)</text:p>
            </table:table-cell>
            <table:table-cell table:style-name="ce4" office:value-type="string">
              <text:p>Actual paid PIT (Tổng thuế TNCN phải nộp trong năm)</text:p>
            </table:table-cell>
            <table:table-cell table:style-name="ce4" office:value-type="string">
              <text:p>Balance PIT after finalization (Thuế TNCN phải nộp thêm hoặc được hoàn lại trong năm)</text:p>
            </table:table-cell>
            <table:table-cell table:style-name="ce37" office:value-type="string">
              <text:p>Tổng thu nhập thực lãnh trong tháng</text:p>
            </table:table-cell>
            <table:table-cell table:style-name="ce52" table:number-columns-repeated="957"/>
          </table:table-row>
        </table:table-header-rows>
        <table:table-row table:style-name="ro5">
          <table:table-cell table:style-name="ce4" table:number-columns-repeated="5"/>
          <table:table-cell table:style-name="ce12" table:number-columns-repeated="2"/>
          <table:table-cell table:style-name="ce19"/>
          <table:table-cell table:style-name="ce4" office:value-type="float" office:value="1012">
            <text:p>1012</text:p>
          </table:table-cell>
          <table:table-cell table:style-name="ce21" office:value-type="string">
            <text:p>day1</text:p>
          </table:table-cell>
          <table:table-cell table:style-name="ce4" office:value-type="string">
            <text:p>pay1</text:p>
          </table:table-cell>
          <table:table-cell table:style-name="ce21" office:value-type="string">
            <text:p>day2</text:p>
          </table:table-cell>
          <table:table-cell table:style-name="ce4" office:value-type="string">
            <text:p>pay2</text:p>
          </table:table-cell>
          <table:table-cell table:style-name="ce21" office:value-type="string">
            <text:p>day3</text:p>
          </table:table-cell>
          <table:table-cell table:style-name="ce4" office:value-type="string">
            <text:p>pay3</text:p>
          </table:table-cell>
          <table:table-cell table:style-name="ce21" office:value-type="string">
            <text:p>day4</text:p>
          </table:table-cell>
          <table:table-cell table:style-name="ce4" office:value-type="string">
            <text:p>pay4</text:p>
          </table:table-cell>
          <table:table-cell table:style-name="ce21" office:value-type="string">
            <text:p>day5</text:p>
          </table:table-cell>
          <table:table-cell table:style-name="ce4" office:value-type="string">
            <text:p>pay5</text:p>
          </table:table-cell>
          <table:table-cell table:style-name="ce26" office:value-type="float" office:value="1118">
            <text:p>1118</text:p>
          </table:table-cell>
          <table:table-cell table:style-name="ce21" office:value-type="string">
            <text:p>day7</text:p>
          </table:table-cell>
          <table:table-cell table:style-name="ce4" office:value-type="string">
            <text:p>pay7</text:p>
          </table:table-cell>
          <table:table-cell table:style-name="ce4" office:value-type="string">
            <text:p>(9120, 9121, 9117, 9119)</text:p>
          </table:table-cell>
          <table:table-cell table:style-name="ce4" office:value-type="string">
            <text:p>hr1</text:p>
          </table:table-cell>
          <table:table-cell table:style-name="ce28" office:value-type="string">
            <text:p>pay8 (taxable)</text:p>
          </table:table-cell>
          <table:table-cell table:style-name="ce28" office:value-type="string">
            <text:p>pay8 (non taxable)</text:p>
          </table:table-cell>
          <table:table-cell table:style-name="ce4" office:value-type="string">
            <text:p>hr2</text:p>
          </table:table-cell>
          <table:table-cell table:style-name="ce28" office:value-type="string">
            <text:p>pay9 (taxable)</text:p>
          </table:table-cell>
          <table:table-cell table:style-name="ce28" office:value-type="string">
            <text:p>pay9 (non taxable)</text:p>
          </table:table-cell>
          <table:table-cell table:style-name="ce4" office:value-type="string">
            <text:p>hr3</text:p>
          </table:table-cell>
          <table:table-cell table:style-name="ce28" office:value-type="string">
            <text:p>pay10 (taxable)</text:p>
          </table:table-cell>
          <table:table-cell table:style-name="ce28" office:value-type="string">
            <text:p>pay10 (non taxable)</text:p>
          </table:table-cell>
          <table:table-cell table:style-name="ce4" office:value-type="string">
            <text:p>(9120, 9121, 9117, 9119)</text:p>
          </table:table-cell>
          <table:table-cell table:style-name="ce4" office:value-type="string">
            <text:p>hr3</text:p>
          </table:table-cell>
          <table:table-cell table:style-name="ce31" office:value-type="string">
            <text:p>pay10 (taxable)</text:p>
          </table:table-cell>
          <table:table-cell table:style-name="ce31" office:value-type="string">
            <text:p>pay10 (non taxable)</text:p>
          </table:table-cell>
          <table:table-cell table:style-name="ce4" office:value-type="string">
            <text:p>hr3</text:p>
          </table:table-cell>
          <table:table-cell table:style-name="ce32" office:value-type="string">
            <text:p>pay10 (taxable)</text:p>
          </table:table-cell>
          <table:table-cell table:style-name="ce32" office:value-type="string">
            <text:p>pay10 (non taxable)</text:p>
          </table:table-cell>
          <table:table-cell table:style-name="ce4" office:value-type="string">
            <text:p>hr3</text:p>
          </table:table-cell>
          <table:table-cell table:style-name="ce33" office:value-type="string">
            <text:p>pay10 (taxable)</text:p>
          </table:table-cell>
          <table:table-cell table:style-name="ce33" office:value-type="string">
            <text:p>pay10 (non taxable)</text:p>
          </table:table-cell>
          <table:table-cell table:style-name="ce4" office:value-type="string">
            <text:p>hr4</text:p>
          </table:table-cell>
          <table:table-cell table:style-name="ce28" office:value-type="string">
            <text:p>pay11 (non taxable)</text:p>
          </table:table-cell>
          <table:table-cell table:style-name="ce4" office:value-type="string">
            <text:p>(1119, 1108, 1111, 1114, 1103, 1116)</text:p>
          </table:table-cell>
          <table:table-cell table:style-name="ce4" office:value-type="float" office:value="1112">
            <text:p>1112</text:p>
          </table:table-cell>
          <table:table-cell table:style-name="ce4" table:number-columns-repeated="3"/>
          <table:table-cell table:style-name="ce35" office:value-type="string">
            <text:p>1117</text:p>
          </table:table-cell>
          <table:table-cell table:style-name="ce4" office:value-type="string">
            <text:p>(1110, 1013, 1015, 1115, 1107)</text:p>
          </table:table-cell>
          <table:table-cell table:style-name="ce38"/>
          <table:table-cell table:style-name="ce40"/>
          <table:table-cell table:style-name="ce41" office:value-type="float" office:value="3600">
            <text:p>3,600 </text:p>
          </table:table-cell>
          <table:table-cell table:style-name="ce41" office:value-type="float" office:value="9000">
            <text:p>9,000 </text:p>
          </table:table-cell>
          <table:table-cell table:style-name="ce44"/>
          <table:table-cell table:style-name="ce47"/>
          <table:table-cell table:style-name="ce46"/>
          <table:table-cell table:style-name="ce47"/>
          <table:table-cell table:style-name="ce38"/>
          <table:table-cell table:style-name="ce49" table:number-columns-repeated="3"/>
          <table:table-cell table:style-name="ce40" table:number-columns-repeated="3"/>
          <table:table-cell table:style-name="ce38"/>
          <table:table-cell table:style-name="ce53" table:number-columns-repeated="957"/>
        </table:table-row>
        <table:table-row table:style-name="ro6">
          <table:table-cell table:style-name="ce4" table:number-columns-repeated="4"/>
          <table:table-cell table:style-name="ce9" office:value-type="string">
            <text:p>TOTAL LOCAL STAFF</text:p>
          </table:table-cell>
          <table:table-cell table:style-name="ce12"/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15" table:formula="of:=SUM(#REF!)" office:value-type="float" office:value="0">
            <text:p>#REF!</text:p>
          </table:table-cell>
          <table:table-cell table:style-name="ce52" table:number-columns-repeated="957"/>
        </table:table-row>
        <table:table-row table:style-name="ro1">
          <table:table-cell office:value-type="string">
            <text:p><text:a xlink:href="python://for%20each=%22sequence,line%20in%20enumerate(get_emp(data['form']))%22" xlink:type="simple">get_emp</text:a></text:p>
          </table:table-cell>
          <table:table-cell table:number-columns-repeated="43"/>
          <table:table-cell table:style-name="ce34"/>
          <table:table-cell table:number-columns-repeated="979"/>
        </table:table-row>
        <table:table-row table:style-name="ro1">
          <table:table-cell office:value-type="string">
            <text:p><text:a xlink:href="python://sequence+1" xlink:type="simple">stt</text:a></text:p>
          </table:table-cell>
          <table:table-cell table:style-name="ce1" office:value-type="string">
            <text:p><text:a xlink:href="python://line.employee_id.code_new" xlink:type="simple">code_new</text:a></text:p>
          </table:table-cell>
          <table:table-cell table:style-name="ce1"/>
          <table:table-cell table:style-name="ce1" office:value-type="string">
            <text:p><text:a xlink:href="python://line.contract_id%20and%20line.contract_id.grade_id.ratio%20or%20''" xlink:type="simple">grade</text:a></text:p>
          </table:table-cell>
          <table:table-cell table:style-name="ce1" office:value-type="string">
            <text:p><text:a xlink:href="python://line.employee_id%20and%20line.employee_id.last_name%20+%20'%20'%20+%20line.employee_id.name%20or%20''" xlink:type="simple">name</text:a></text:p>
          </table:table-cell>
          <table:table-cell table:style-name="ce1" office:value-type="string">
            <text:p><text:a xlink:href="python://line.contract_id%20and%20line.contract_id.date_start%20or%20''" xlink:type="simple">start_date</text:a></text:p>
          </table:table-cell>
          <table:table-cell table:style-name="ce1" office:value-type="string">
            <text:p><text:a xlink:href="python://get_payslip_input(line.line_ids,'BASE')" xlink:type="simple">base_sal</text:a></text:p>
          </table:table-cell>
          <table:table-cell table:style-name="ce1"/>
          <table:table-cell table:style-name="ce1" office:value-type="string">
            <text:p><text:a xlink:href="python://get_payslip_input(line.input_line_ids,'HC_ALLOWANCE')" xlink:type="simple">hon_chong</text:a></text:p>
          </table:table-cell>
          <table:table-cell table:style-name="ce1" office:value-type="string">
            <text:p><text:a xlink:href="python://get_payslip_workeddays_day(line,'TIME_NORMAL')" xlink:type="simple">work_day</text:a></text:p>
          </table:table-cell>
          <table:table-cell table:style-name="ce1" office:value-type="string">
            <text:p><text:a xlink:href="python://get_payslip_input(line.line_ids,'TIME')" xlink:type="simple">work_day_sal</text:a></text:p>
          </table:table-cell>
          <table:table-cell table:style-name="ce1" office:value-type="string">
            <text:p><text:a xlink:href="python://get_payslip_workeddays_day(line,'MATERNITY_LEAVE')" xlink:type="simple">mate_day</text:a></text:p>
          </table:table-cell>
          <table:table-cell table:style-name="ce1" office:value-type="string">
            <text:p><text:a xlink:href="python://get_payslip_input(line.line_ids,'MATERNITY_LEAVE_SALARY')" xlink:type="simple">mate_sal</text:a></text:p>
          </table:table-cell>
          <table:table-cell table:style-name="ce1" office:value-type="string">
            <text:p><text:a xlink:href="python://get_payslip_workeddays_day(line,'RECOVERY_LEAVE')" xlink:type="simple">rec_day</text:a></text:p>
          </table:table-cell>
          <table:table-cell table:style-name="ce1" office:value-type="string">
            <text:p><text:a xlink:href="python://get_payslip_input(line.line_ids,'RECOVERY_LEAVE_SALARY')" xlink:type="simple">rec_sal</text:a></text:p>
          </table:table-cell>
          <table:table-cell table:style-name="ce1" office:value-type="string">
            <text:p><text:a xlink:href="python://get_payslip_workeddays_day(line,'SICKNESS_LEAVE')" xlink:type="simple">sick_day</text:a></text:p>
          </table:table-cell>
          <table:table-cell table:style-name="ce1" office:value-type="string">
            <text:p><text:a xlink:href="python://get_payslip_input(line.line_ids,'SICKNESS_LEAVE_SALARY')" xlink:type="simple">sick_sal</text:a></text:p>
          </table:table-cell>
          <table:table-cell table:style-name="ce1" office:value-type="string">
            <text:p><text:a xlink:href="python://get_payslip_workeddays_day(line,'CHILDREN_LEAVE')" xlink:type="simple">chi_day</text:a></text:p>
          </table:table-cell>
          <table:table-cell table:style-name="ce1" office:value-type="string">
            <text:p><text:a xlink:href="python://get_payslip_input(line.line_ids,'CHILDREN_LEAVE_SALARY')" xlink:type="simple">chi_sal</text:a></text:p>
          </table:table-cell>
          <table:table-cell table:style-name="ce1" office:value-type="string">
            <text:p><text:a xlink:href="python://get_payslip_input(line.line_ids,'ONE_TIME_ALLOWANCE')" xlink:type="simple">one_time_sal</text:a></text:p>
          </table:table-cell>
          <table:table-cell table:style-name="ce1" office:value-type="string">
            <text:p><text:a xlink:href="python://get_payslip_workeddays_day(line,'ACCIDENT_LEAVE')" xlink:type="simple">accident_day</text:a></text:p>
          </table:table-cell>
          <table:table-cell table:style-name="ce1" office:value-type="string">
            <text:p><text:a xlink:href="python://get_payslip_input(line.line_ids,'ACCIDENT_LEAVE')" xlink:type="simple">accident_sal</text:a></text:p>
          </table:table-cell>
          <table:table-cell table:style-name="ce1" office:value-type="string">
            <text:p><text:a xlink:href="python://get_payslip_workeddays_day(line,'UNPAID_LEAVE')" xlink:type="simple">unpaid_day</text:a></text:p>
          </table:table-cell>
          <table:table-cell table:style-name="ce1" office:value-type="string">
            <text:p><text:a xlink:href="python://get_payslip_workeddays_hour(line,'TIME_OT150')" xlink:type="simple">work_day_hr</text:a></text:p>
          </table:table-cell>
          <table:table-cell table:style-name="ce1" office:value-type="string">
            <text:p><text:a xlink:href="python://get_payslip_input(line.line_ids,'TIME_OT150')" xlink:type="simple">wrk_day_sal_tax_sal</text:a></text:p>
          </table:table-cell>
          <table:table-cell table:style-name="ce1" office:value-type="string">
            <text:p><text:a xlink:href="python://get_payslip_input(line.line_ids,'TIME_OT150_NONTAX')" xlink:type="simple">wrk_sal_non</text:a></text:p>
          </table:table-cell>
          <table:table-cell table:style-name="ce1" office:value-type="string">
            <text:p><text:a xlink:href="python://get_payslip_workeddays_hour(line,'TIME_OT200')" xlink:type="simple">rest_day_hr</text:a></text:p>
          </table:table-cell>
          <table:table-cell table:style-name="ce1" office:value-type="string">
            <text:p><text:a xlink:href="python://get_payslip_input(line.line_ids,'TIME_OT200')" xlink:type="simple">rest_day_sal_tax</text:a></text:p>
          </table:table-cell>
          <table:table-cell table:style-name="ce1" office:value-type="string">
            <text:p><text:a xlink:href="python://get_payslip_input(line.line_ids,'TIME_OT200_NONTAX')" xlink:type="simple">rest_sal_non</text:a></text:p>
          </table:table-cell>
          <table:table-cell table:style-name="ce1" table:number-columns-repeated="3"/>
          <table:table-cell table:style-name="ce1" office:value-type="string">
            <text:p><text:a xlink:href="python://get_payslip_input(line.line_ids,'NIGHT_SHIFT')" xlink:type="simple">count_nght</text:a></text:p>
          </table:table-cell>
          <table:table-cell table:style-name="ce1" office:value-type="string">
            <text:p><text:a xlink:href="python://get_payslip_workeddays_hour(line,'TIME_OTNIGHT')" xlink:type="simple">wrk_ot_night_ht</text:a></text:p>
          </table:table-cell>
          <table:table-cell table:style-name="ce1" office:value-type="string">
            <text:p><text:a xlink:href="python://get_payslip_input(line.line_ids,'TIME_OTNIGHT')" xlink:type="simple">wk_ot_night_sal_tax</text:a></text:p>
          </table:table-cell>
          <table:table-cell table:style-name="ce1" office:value-type="string">
            <text:p><text:a xlink:href="python://get_payslip_input(line.line_ids,'TIME_OTNIGHT_NONTAX')" xlink:type="simple">wk_ot_night_non</text:a></text:p>
          </table:table-cell>
          <table:table-cell table:style-name="ce1" office:value-type="string">
            <text:p><text:a xlink:href="python://get_payslip_workeddays_hour(line,'TIME_OTNIGHT200')" xlink:type="simple">rest_ot_night_ht</text:a></text:p>
          </table:table-cell>
          <table:table-cell table:style-name="ce1" office:value-type="string">
            <text:p><text:a xlink:href="python://get_payslip_input(line.line_ids,'TIME_OTNIGHT200')" xlink:type="simple">rest_ot_night_sal_tax</text:a></text:p>
          </table:table-cell>
          <table:table-cell table:style-name="ce1" office:value-type="string">
            <text:p><text:a xlink:href="python://get_payslip_input(line.line_ids,'TIME_OTNIGHT200_NONTAX')" xlink:type="simple">rest_ot_night_non</text:a></text:p>
          </table:table-cell>
          <table:table-cell table:number-columns-repeated="5"/>
          <table:table-cell table:style-name="ce1" office:value-type="string">
            <text:p><text:a xlink:href="python://get_payslip_input(line.line_ids,'ALLOWANCE_OTHER')" xlink:type="simple">gas</text:a></text:p>
          </table:table-cell>
          <table:table-cell table:style-name="ce1" office:value-type="string">
            <text:p><text:a xlink:href="python://get_payslip_input(line.line_ids,'AWARD_LONG_SERVICE')" xlink:type="simple">long</text:a></text:p>
          </table:table-cell>
          <table:table-cell table:style-name="ce1" office:value-type="string">
            <text:p><text:a xlink:href="python://get_payslip_input(line.line_ids,'SALE_INCENTIVE')" xlink:type="simple">sale</text:a></text:p>
          </table:table-cell>
          <table:table-cell table:style-name="ce1" office:value-type="string">
            <text:p><text:a xlink:href="python://get_payslip_input(line.line_ids,'PERFORMANCE_INCENTIVE')" xlink:type="simple">perf</text:a></text:p>
          </table:table-cell>
          <table:table-cell table:style-name="ce1" office:value-type="string">
            <text:p><text:a xlink:href="python://get_payslip_input(line.line_ids,'ADJUSTMENT_SALARY')" xlink:type="simple">tax_retro</text:a></text:p>
          </table:table-cell>
          <table:table-cell table:style-name="ce1" office:value-type="string">
            <text:p><text:a xlink:href="python://get_payslip_input(line.line_ids,'MEAL_ALLOWANCE')" xlink:type="simple">meal</text:a></text:p>
          </table:table-cell>
          <table:table-cell table:style-name="ce1" office:value-type="string">
            <text:p><text:a xlink:href="python://get_payslip_input(line.line_ids,'HAZARDOUS_ALLOWANCE')" xlink:type="simple">other</text:a></text:p>
          </table:table-cell>
          <table:table-cell table:style-name="Default"/>
          <table:table-cell table:style-name="ce1" office:value-type="string">
            <text:p><text:a xlink:href="python://get_payslip_input(line.line_ids,'BEFORE_TAX_INCOME')" xlink:type="simple">before</text:a></text:p>
          </table:table-cell>
          <table:table-cell table:style-name="ce1" office:value-type="string">
            <text:p><text:a xlink:href="python://get_payslip_input(line.input_line_ids,'DEPEND')" xlink:type="simple">depend</text:a></text:p>
          </table:table-cell>
          <table:table-cell table:style-name="ce1" office:value-type="string">
            <text:p><text:a xlink:href="python://get_payslip_input(line.line_ids,'BEFORE_TAX_INCOME')" xlink:type="simple">pit</text:a></text:p>
          </table:table-cell>
          <table:table-cell table:style-name="ce1" office:value-type="string">
            <text:p><text:a xlink:href="python://get_payslip_input(line.line_ids,'INCOME_TAX')" xlink:type="simple">income</text:a></text:p>
          </table:table-cell>
          <table:table-cell table:style-name="ce1" office:value-type="string">
            <text:p><text:a xlink:href="python://get_payslip_input(line.line_ids,'BHXH')" xlink:type="simple">bhxh</text:a></text:p>
          </table:table-cell>
          <table:table-cell table:style-name="ce1" office:value-type="string">
            <text:p><text:a xlink:href="python://get_payslip_input(line.line_ids,'BHYT')" xlink:type="simple">bhyt</text:a></text:p>
          </table:table-cell>
          <table:table-cell table:style-name="ce1" office:value-type="string">
            <text:p><text:a xlink:href="python://get_payslip_input(line.line_ids,'BHTN')" xlink:type="simple">bhtn</text:a></text:p>
          </table:table-cell>
          <table:table-cell table:style-name="ce1"/>
          <table:table-cell/>
          <table:table-cell table:style-name="ce1" office:value-type="string">
            <text:p><text:a xlink:href="python://get_payslip_input(line.line_ids,'AON_DEDUCTION')" xlink:type="simple">aon</text:a></text:p>
          </table:table-cell>
          <table:table-cell table:style-name="ce1" office:value-type="string">
            <text:p><text:a xlink:href="python://get_payslip_input(line.line_ids,'DEDUCTION_UNION')" xlink:type="simple">union</text:a></text:p>
          </table:table-cell>
          <table:table-cell table:number-columns-repeated="3"/>
          <table:table-cell table:style-name="ce1" office:value-type="string">
            <text:p><text:a xlink:href="python://get_payslip_input(line.line_ids,'NET')" xlink:type="simple">take_home</text:a></text:p>
          </table:table-cell>
          <table:table-cell table:number-columns-repeated="957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43"/>
          <table:table-cell table:style-name="ce34"/>
          <table:table-cell table:number-columns-repeated="979"/>
        </table:table-row>
        <table:table-row table:style-name="ro1">
          <table:table-cell table:number-columns-repeated="44"/>
          <table:table-cell table:style-name="ce34"/>
          <table:table-cell table:number-columns-repeated="5"/>
          <table:table-cell table:style-name="Default"/>
          <table:table-cell/>
          <table:table-cell table:style-name="Default"/>
          <table:table-cell table:number-columns-repeated="971"/>
        </table:table-row>
        <table:table-row table:style-name="ro1" table:number-rows-repeated="65522">
          <table:table-cell table:number-columns-repeated="44"/>
          <table:table-cell table:style-name="ce34"/>
          <table:table-cell table:number-columns-repeated="979"/>
        </table:table-row>
        <table:table-row table:style-name="ro1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_Fill" table:base-cell-address="$'Monthly - ManualOct (Local)'.$A$1" table:expression="#REF!"/>
          <table:named-expression table:name="_xlnm.Print_Area" table:base-cell-address="$'Monthly - ManualOct (Local)'.$A$1" table:expression="#REF!"/>
          <table:named-expression table:name="_xlnm.Print_Titles" table:base-cell-address="$'Monthly - ManualOct (Local)'.$A$1" table:expression="#REF!"/>
          <table:named-expression table:name="_xlnm._FilterDatabase" table:base-cell-address="$'Monthly - ManualOct (Local)'.$A$1" table:expression="#REF!"/>
        </table:named-expressions>
      </table:table>
      <table:named-expressions>
        <table:named-expression table:name="_Fill" table:base-cell-address="$'Monthly - ManualOct (Local)'.$A$1" table:expression="#REF!"/>
        <table:named-expression table:name="__shared_1_0_0" table:base-cell-address="$'Monthly - ManualOct (Local)'.$A$1" table:expression="SUM([.A2:.A2])"/>
        <table:named-expression table:name="__shared_2_0_0" table:base-cell-address="$'Monthly - ManualOct (Local)'.$A$1" table:expression="SUM([.A3:.A7])"/>
        <table:named-expression table:name="__shared_2_0_1" table:base-cell-address="$'Monthly - ManualOct (Local)'.$A$1" table:expression="ROUND(SUM(#REF!;#REF!;#REF!;#REF!;#REF!;#REF!;#REF!;#REF!;#REF!;#REF!;#REF!;#REF!;#REF!;#REF!;#REF!;#REF!;#REF!;#REF!;#REF!;#REF!;#REF!;#REF!;#REF!;#REF!;#REF!;#REF!;#REF!);0)"/>
        <table:named-expression table:name="__shared_2_0_2" table:base-cell-address="$'Monthly - ManualOct (Local)'.$A$1" table:expression="ROUND(SUM(#REF!;#REF!;#REF!;#REF!;#REF!;#REF!;#REF!;#REF!;#REF!;#REF!;#REF!;#REF!;#REF!;#REF!;#REF!;#REF!;#REF!;#REF!;#REF!;#REF!;#REF!;#REF!;#REF!;#REF!;#REF!;#REF!;#REF!);0)"/>
        <table:named-expression table:name="__shared_2_0_3" table:base-cell-address="$'Monthly - ManualOct (Local)'.$A$1" table:expression="ROUND(SUM(#REF!;#REF!;#REF!;#REF!;#REF!;#REF!;#REF!;#REF!;#REF!;#REF!;#REF!;#REF!;#REF!;#REF!;#REF!;#REF!;#REF!;#REF!;#REF!;#REF!;#REF!;#REF!;#REF!;#REF!;#REF!;#REF!;#REF!);0)"/>
        <table:named-expression table:name="__shared_3_0_0" table:base-cell-address="$'Monthly - ManualOct (Local)'.$A$1" table:expression="SUM([.A2:.A2])"/>
        <table:named-expression table:name="__shared_3_0_1" table:base-cell-address="$'Monthly - ManualOct (Local)'.$A$1" table:expression="SUM([.A2:.A2])"/>
        <table:named-expression table:name="__shared_3_0_2" table:base-cell-address="$'Monthly - ManualOct (Local)'.$A$1" table:expression="ROUND(SUM(#REF!;#REF!;#REF!;#REF!;#REF!;#REF!;#REF!;#REF!;#REF!;#REF!;#REF!;#REF!;#REF!;#REF!;#REF!;#REF!;#REF!;#REF!;#REF!;#REF!;#REF!;#REF!;#REF!;#REF!;#REF!;#REF!;#REF!);0)"/>
      </table:named-expressions>
      <table:database-ranges>
        <table:database-range table:name="__Anonymous_Sheet_DB__0" table:target-range-address="'Monthly - ManualOct (Local)'.A9:'Monthly - ManualOct (Local)'.BO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condition="value()&gt;=0" style:apply-style-name="N134P0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1P2" style:volatile="true" number:language="en" number:country="US">
      <number:currency-symbol/>
      <number:text>- </number:text>
    </number:currency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n" number:country="US">
      <number:minutes number:style="long"/>
      <number:text>:</number:text>
      <number:seconds number:style="long"/>
    </number:time-style>
    <number:time-style style:name="N5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en" number:country="US">
      <number:minutes number:style="long"/>
      <number:text>:</number:text>
      <number:seconds number:style="long" number:decimal-places="1"/>
    </number:time-style>
    <number:number-style style:name="N5145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5f_Adjustment_20_in_20_May_20_2011" style:display-name="_Adjustment in May 20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Adjustment_20_in_20_May_20_2011-_20_HONC" style:display-name="_Adjustment in May 2011- HON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Deduction_20_by_20_finance_20__20_June_20_2011-_20_HONC" style:display-name="_Deduction by finance  June 2011- HON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DS_20_tru_20_tien_20_BH_20_nguoi_20_nha_20_2011-2012" style:display-name="_DS tru tien BH nguoi nha 2011-20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Comma_20_3" style:display-name="Comma 3" style:family="table-cell" style:parent-style-name="Default" style:data-style-name="N124">
      <style:table-cell-properties style:rotation-align="none"/>
    </style:style>
    <style:style style:name="Comma_20_4" style:display-name="Comma 4" style:family="table-cell" style:parent-style-name="Default" style:data-style-name="N124">
      <style:table-cell-properties style:rotation-align="none"/>
    </style:style>
    <style:style style:name="Comma_20_5" style:display-name="Comma 5" style:family="table-cell" style:parent-style-name="Default" style:data-style-name="N124">
      <style:table-cell-properties style:rotation-align="none"/>
    </style:style>
    <style:style style:name="Currency_20_2" style:display-name="Currency 2" style:family="table-cell" style:parent-style-name="Default" style:data-style-name="N128">
      <style:table-cell-properties style:rotation-align="none"/>
    </style:style>
    <style:style style:name="Explanatory_20_Text_20_2" style:display-name="Explanatory Text 2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ook1_5f_Payroll_20_Sheet_20_May_20_2011_20_HVL_20_-_20_Manuaally_20_calculated" style:display-name="Normal_Book1_Payroll Sheet May 2011 HVL - Manuaally calculat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HVL_20_Local_20__20_payroll_20_Dec_20_2012_5f_Manual_5f_Final" style:display-name="Normal_HVL Local  payroll Dec 2012_Manual_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Percent_20_2" style:display-name="Percent 2" style:family="table-cell" style:parent-style-name="Default" style:data-style-name="N5010">
      <style:table-cell-properties style:rotation-align="none"/>
    </style:style>
    <style:style style:name="Percent_20_3" style:display-name="Percent 3" style:family="table-cell" style:parent-style-name="Default" style:data-style-name="N5010">
      <style:table-cell-properties style:rotation-align="none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le_20_2" style:display-name="Title 2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ConditionalStyle_5f_26" style:display-name="ConditionalStyle_26" style:family="table-cell" style:parent-style-name="Default">
      <style:table-cell-properties fo:background-color="#ffffcc"/>
      <style:text-properties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ccffff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99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ccffff"/>
    </style:style>
    <style:style style:name="ConditionalStyle_5f_20" style:display-name="ConditionalStyle_20" style:family="table-cell" style:parent-style-name="Default">
      <style:table-cell-properties fo:background-color="#c0c0c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ccffff"/>
      <style:text-properties fo:color="#993366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>
      <style:table-cell-properties fo:background-color="#ccffcc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99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ccffff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ffff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ffffcc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ff99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>
      <style:table-cell-properties fo:background-color="#ffffcc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ff99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in" fo:margin-bottom="0.5in" fo:margin-left="0in" fo:margin-right="0in" style:print-page-order="ttb" style:first-page-number="continue" style:scale-to="4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Monthly_20_-_20_ManualOct_20__28_expat_29_" style:display-name="PageStyle_ Monthly - ManualOct (expa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_20_-_20_ManualOct_20__28_Temp_29_" style:display-name="PageStyle_Monthly - ManualOct (Temp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_20_-_20_ManualOct_20__28_Local_29_" style:display-name="PageStyle_Monthly - ManualOct (Loca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h Dinh Thi My</meta:initial-creator>
    <dc:creator>tienpham </dc:creator>
    <meta:creation-date>2014-10-20T07:40:47</meta:creation-date>
    <dc:date>2014-11-12T18:35:50</dc:date>
    <meta:generator>LibreOffice/3.5$Linux_X86_64 LibreOffice_project/350m1$Build-2</meta:generator>
    <meta:editing-duration>PT1H15M16S</meta:editing-duration>
    <meta:editing-cycles>29</meta:editing-cycles>
    <meta:document-statistic meta:table-count="1" meta:cell-count="2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